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돋움" svg:font-family="돋움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5.967cm"/>
    </style:style>
    <style:style style:name="co4" style:family="table-column">
      <style:table-column-properties fo:break-before="auto" style:column-width="5.586cm"/>
    </style:style>
    <style:style style:name="co5" style:family="table-column">
      <style:table-column-properties fo:break-before="auto" style:column-width="3.99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175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74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="0.002cm solid #000000"/>
      <style:text-properties style:font-name="돋움1" fo:font-size="10pt" style:font-name-asian="돋움3" style:font-size-asian="10pt" style:font-name-complex="Lucida Sans" style:font-size-complex="10pt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돋움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돋움1" style:font-name-asian="돋움3" style:font-name-complex="Lucida Sans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color="#000000" style:font-name="돋움" fo:font-size="11pt" style:font-name-asian="돋움" style:font-size-asian="11pt" style:font-name-complex="Lucida Sans" style:font-size-complex="11pt"/>
    </style:style>
    <style:style style:name="ce26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style:font-name="돋움" style:font-name-asian="돋움" style:font-name-complex="Lucida Sans"/>
    </style:style>
    <style:style style:name="ce27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order="0.035cm solid #000000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name-asian="돋움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돋움2" fo:font-size="10pt" fo:font-style="normal" fo:text-shadow="none" style:text-underline-style="none" fo:font-weight="normal" style:font-name-asian="돋움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name-asian="돋움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시트1" table:style-name="ta1" table:print="false">
        <table:table-column table:style-name="co1" table:default-cell-style-name="ce5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1" table:number-columns-repeated="3" table:default-cell-style-name="ce20"/>
        <table:table-column table:style-name="co5" table:default-cell-style-name="ce23"/>
        <table:table-column table:style-name="co6" table:default-cell-style-name="ce23"/>
        <table:table-column table:style-name="co7" table:default-cell-style-name="ce20"/>
        <table:table-column table:style-name="co1" table:number-columns-repeated="4" table:default-cell-style-name="ce20"/>
        <table:table-column table:style-name="co1" table:number-columns-repeated="1010" table:default-cell-style-name="Default"/>
        <table:table-row table:style-name="ro2">
          <table:table-cell table:style-name="ce1" office:value-type="string" table:number-columns-spanned="12" table:number-rows-spanned="1">
            <text:p>메뉴구성도</text:p>
          </table:table-cell>
          <table:covered-table-cell table:number-columns-repeated="11" table:style-name="ce10"/>
          <table:table-cell table:style-name="ce28" table:number-columns-repeated="1012"/>
        </table:table-row>
        <table:table-row table:style-name="ro2">
          <table:table-cell table:style-name="ce2" office:value-type="string" table:number-columns-spanned="2" table:number-rows-spanned="1">
            <text:p>시스템명</text:p>
          </table:table-cell>
          <table:covered-table-cell table:style-name="ce10"/>
          <table:table-cell table:style-name="ce14" office:value-type="string" table:number-columns-spanned="10" table:number-rows-spanned="1">
            <text:p>화장품 뷰티 이커머스 시스템</text:p>
          </table:table-cell>
          <table:covered-table-cell table:number-columns-repeated="9" table:style-name="ce14"/>
          <table:table-cell table:style-name="ce28" table:number-columns-repeated="1012"/>
        </table:table-row>
        <table:table-row table:style-name="ro2">
          <table:table-cell table:style-name="ce2" office:value-type="string" table:number-columns-spanned="2" table:number-rows-spanned="1">
            <text:p>작성자</text:p>
          </table:table-cell>
          <table:covered-table-cell table:style-name="ce10"/>
          <table:table-cell table:style-name="ce14" table:number-columns-spanned="2" table:number-rows-spanned="1"/>
          <table:covered-table-cell table:style-name="ce14"/>
          <table:table-cell table:style-name="ce14" table:number-columns-spanned="4" table:number-rows-spanned="1"/>
          <table:covered-table-cell table:number-columns-repeated="3" table:style-name="ce14"/>
          <table:table-cell table:style-name="ce2" office:value-type="string">
            <text:p>작성일</text:p>
          </table:table-cell>
          <table:table-cell table:style-name="ce14" office:value-type="string" table:number-columns-spanned="3" table:number-rows-spanned="1">
            <text:p>2024.01.04</text:p>
          </table:table-cell>
          <table:covered-table-cell table:number-columns-repeated="2" table:style-name="ce14"/>
          <table:table-cell table:style-name="ce28" table:number-columns-repeated="1012"/>
        </table:table-row>
        <table:table-row table:style-name="ro3">
          <table:table-cell table:style-name="ce3" office:value-type="string">
            <text:p>메뉴</text:p>
            <text:p><text:span text:style-name="T1">(1depth)</text:span></text:p>
          </table:table-cell>
          <table:table-cell table:style-name="ce3" office:value-type="string">
            <text:p>메뉴</text:p>
            <text:p><text:span text:style-name="T2">(2depth)</text:span></text:p>
          </table:table-cell>
          <table:table-cell table:style-name="ce3" office:value-type="string">
            <text:p>메뉴</text:p>
            <text:p><text:span text:style-name="T2">(3depth)</text:span></text:p>
          </table:table-cell>
          <table:table-cell table:style-name="ce3" office:value-type="string">
            <text:p>메뉴</text:p>
            <text:p><text:span text:style-name="T2">(4depth)</text:span></text:p>
          </table:table-cell>
          <table:table-cell table:style-name="ce3" office:value-type="string">
            <text:p>메뉴</text:p>
            <text:p><text:span text:style-name="T2">(5depth)</text:span></text:p>
          </table:table-cell>
          <table:table-cell table:style-name="ce3" office:value-type="string">
            <text:p>메뉴</text:p>
            <text:p><text:span text:style-name="T2">(6depth)</text:span></text:p>
          </table:table-cell>
          <table:table-cell table:style-name="ce3" office:value-type="string">
            <text:p>메뉴</text:p>
            <text:p><text:span text:style-name="T2">(7depth)</text:span></text:p>
          </table:table-cell>
          <table:table-cell table:style-name="ce3" office:value-type="string">
            <text:p>화면ID</text:p>
          </table:table-cell>
          <table:table-cell table:style-name="ce24" office:value-type="string">
            <text:p>요구사항<text:span text:style-name="T2">ID</text:span></text:p>
          </table:table-cell>
          <table:table-cell table:style-name="ce24" office:value-type="string">
            <text:p>구분</text:p>
          </table:table-cell>
          <table:table-cell table:style-name="ce24" office:value-type="string">
            <text:p>비고</text:p>
          </table:table-cell>
          <table:table-cell table:style-name="ce24" office:value-type="string">
            <text:p>점검결과</text:p>
          </table:table-cell>
          <table:table-cell table:style-name="ce28" table:number-columns-repeated="1012"/>
        </table:table-row>
        <table:table-row table:style-name="ro2">
          <table:table-cell table:style-name="ce4" office:value-type="string" table:number-columns-spanned="1" table:number-rows-spanned="25">
            <text:p>로그인화면</text:p>
          </table:table-cell>
          <table:table-cell office:value-type="string" table:number-columns-spanned="1" table:number-rows-spanned="8">
            <text:p>로그인, 로그아웃</text:p>
          </table:table-cell>
          <table:table-cell office:value-type="string">
            <text:p>아이디</text:p>
          </table:table-cell>
          <table:table-cell table:number-columns-repeated="4"/>
          <table:table-cell table:style-name="ce21" office:value-type="string">
            <text:p>S-PLS-000001</text:p>
          </table:table-cell>
          <table:table-cell table:style-name="ce25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비밀번호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5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아이디찾기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비밀번호찾기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회원가입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로그인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table:style-name="ce15" office:value-type="string">
            <text:p>자동로그인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로그아웃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table-cell office:value-type="string" table:number-columns-spanned="1" table:number-rows-spanned="10">
            <text:p>회원가입</text:p>
          </table:table-cell>
          <table:table-cell office:value-type="string">
            <text:p>아이디</text:p>
          </table:table-cell>
          <table:table-cell office:value-type="string">
            <text:p>중복확인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비밀번호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비밀번호확인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이름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생년월일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이메일</text:p>
          </table:table-cell>
          <table:table-cell office:value-type="string">
            <text:p>이메일인증링크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휴대폰번호</text:p>
          </table:table-cell>
          <table:table-cell office:value-type="string">
            <text:p>휴대폰 인증번호 입력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주소</text:p>
          </table:table-cell>
          <table:table-cell office:value-type="string">
            <text:p>검색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covered-table-cell table:style-name="ce5"/>
          <table:table-cell office:value-type="string">
            <text:p>회원가입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 table:style-name="ce6"/>
          <table:covered-table-cell table:style-name="ce5"/>
          <table:table-cell office:value-type="string">
            <text:p>약관</text:p>
          </table:table-cell>
          <table:table-cell office:value-type="string">
            <text:p>동의/미동의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2">
          <table:covered-table-cell/>
          <table:table-cell office:value-type="string" table:number-columns-spanned="1" table:number-rows-spanned="3">
            <text:p>아이디찾기</text:p>
          </table:table-cell>
          <table:table-cell office:value-type="string">
            <text:p>이름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 table:number-columns-repeated="2"/>
          <table:table-cell office:value-type="string">
            <text:p>이메일</text:p>
          </table:table-cell>
          <table:table-cell office:value-type="string">
            <text:p>이메일인증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 table:number-columns-repeated="2"/>
          <table:table-cell office:value-type="string">
            <text:p>찾기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/>
          <table:table-cell office:value-type="string" table:number-columns-spanned="1" table:number-rows-spanned="4">
            <text:p>비밀번호찾기</text:p>
          </table:table-cell>
          <table:table-cell office:value-type="string">
            <text:p>아이디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 table:number-columns-repeated="2"/>
          <table:table-cell office:value-type="string">
            <text:p>이름</text:p>
          </table:table-cell>
          <table:table-cell table:number-columns-repeated="4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 table:number-columns-repeated="2"/>
          <table:table-cell office:value-type="string">
            <text:p>휴대폰번호</text:p>
          </table:table-cell>
          <table:table-cell office:value-type="string">
            <text:p>휴대폰 인증번호 입력</text:p>
          </table:table-cell>
          <table:table-cell table:number-columns-repeated="3"/>
          <table:table-cell table:style-name="ce22"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 table:number-columns-repeated="2"/>
          <table:table-cell office:value-type="string">
            <text:p>찾기</text:p>
          </table:table-cell>
          <table:table-cell table:number-columns-repeated="4"/>
          <table:table-cell office:value-type="string">
            <text:p>S-PLS-000001</text:p>
          </table:table-cell>
          <table:table-cell table:style-name="ce26" office:value-type="string">
            <text:p>RM-A-000001</text:p>
          </table:table-cell>
          <table:table-cell table:number-columns-repeated="5"/>
          <table:table-cell table:style-name="ce20" table:number-columns-repeated="1010"/>
        </table:table-row>
        <table:table-row table:style-name="ro4">
          <table:table-cell table:style-name="ce4" office:value-type="string" table:number-columns-spanned="1" table:number-rows-spanned="37">
            <text:p>고객</text:p>
          </table:table-cell>
          <table:table-cell office:value-type="string" table:number-columns-spanned="1" table:number-rows-spanned="17">
            <text:p>마이페이지 <text:s/></text:p>
          </table:table-cell>
          <table:table-cell office:value-type="string" table:number-columns-spanned="1" table:number-rows-spanned="2">
            <text:p>회원정보수정/ 탈퇴</text:p>
          </table:table-cell>
          <table:table-cell office:value-type="string">
            <text:p>회원정보 수정</text:p>
          </table:table-cell>
          <table:table-cell table:number-columns-repeated="3"/>
          <table:table-cell office:value-type="string">
            <text:p>S-PLS-001001</text:p>
          </table:table-cell>
          <table:table-cell table:style-name="ce27" office:value-type="string">
            <text:p>RM-A-001001</text:p>
          </table:table-cell>
          <table:table-cell table:number-columns-repeated="5"/>
          <table:table-cell table:style-name="ce20" table:number-columns-repeated="1010"/>
        </table:table-row>
        <table:table-row table:style-name="ro5">
          <table:covered-table-cell table:number-columns-repeated="3"/>
          <table:table-cell office:value-type="string">
            <text:p>회원탈퇴</text:p>
          </table:table-cell>
          <table:table-cell table:number-columns-repeated="3"/>
          <table:table-cell office:value-type="string">
            <text:p>S-PLS-001001</text:p>
          </table:table-cell>
          <table:table-cell table:style-name="ce27" office:value-type="string">
            <text:p>RM-A-001001</text:p>
          </table:table-cell>
          <table:table-cell table:number-columns-repeated="5"/>
          <table:table-cell table:style-name="ce20" table:number-columns-repeated="1010"/>
        </table:table-row>
        <table:table-row table:style-name="ro5">
          <table:covered-table-cell table:number-columns-repeated="2"/>
          <table:table-cell office:value-type="string" table:number-columns-spanned="1" table:number-rows-spanned="4">
            <text:p>장바구니</text:p>
          </table:table-cell>
          <table:table-cell office:value-type="string">
            <text:p>전체상품 선택/취소</text:p>
          </table:table-cell>
          <table:table-cell table:number-columns-repeated="3"/>
          <table:table-cell office:value-type="string">
            <text:p>S-PLS-001002</text:p>
          </table:table-cell>
          <table:table-cell table:style-name="ce27" office:value-type="string">
            <text:p>RM-A-001002</text:p>
          </table:table-cell>
          <table:table-cell table:number-columns-repeated="5"/>
          <table:table-cell table:style-name="ce20" table:number-columns-repeated="1010"/>
        </table:table-row>
        <table:table-row table:style-name="ro5">
          <table:covered-table-cell table:number-columns-repeated="3"/>
          <table:table-cell office:value-type="string">
            <text:p>일부상품 선택/취소</text:p>
          </table:table-cell>
          <table:table-cell table:number-columns-repeated="3"/>
          <table:table-cell office:value-type="string">
            <text:p>S-PLS-001002</text:p>
          </table:table-cell>
          <table:table-cell office:value-type="string">
            <text:p><text:s text:c="4"/>RM-A-001002</text:p>
          </table:table-cell>
          <table:table-cell table:number-columns-repeated="5"/>
          <table:table-cell table:style-name="ce20" table:number-columns-repeated="1010"/>
        </table:table-row>
        <table:table-row table:style-name="ro2">
          <table:covered-table-cell table:number-columns-repeated="3"/>
          <table:table-cell office:value-type="string">
            <text:p>상품 상세 조회</text:p>
          </table:table-cell>
          <table:table-cell table:number-columns-repeated="3"/>
          <table:table-cell office:value-type="string">
            <text:p>S-PLS-001002</text:p>
          </table:table-cell>
          <table:table-cell table:style-name="ce27" office:value-type="string">
            <text:p>RM-A-001002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3"/>
          <table:table-cell office:value-type="string">
            <text:p>바로결제</text:p>
          </table:table-cell>
          <table:table-cell table:number-columns-repeated="3"/>
          <table:table-cell office:value-type="string">
            <text:p><text:s text:c="4"/>S-PLS-001002</text:p>
          </table:table-cell>
          <table:table-cell office:value-type="string">
            <text:p><text:s text:c="4"/>RM-A-001002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 table:number-columns-spanned="1" table:number-rows-spanned="2">
            <text:p>주문내역</text:p>
          </table:table-cell>
          <table:table-cell office:value-type="string">
            <text:p>주문내역조회</text:p>
          </table:table-cell>
          <table:table-cell table:number-columns-repeated="3"/>
          <table:table-cell office:value-type="string">
            <text:p><text:s text:c="4"/>S-PLS-001003</text:p>
          </table:table-cell>
          <table:table-cell office:value-type="string">
            <text:p><text:s text:c="4"/>RM-A-001003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3"/>
          <table:table-cell office:value-type="string">
            <text:p>배송상태 조회</text:p>
          </table:table-cell>
          <table:table-cell table:number-columns-repeated="3"/>
          <table:table-cell office:value-type="string">
            <text:p><text:s text:c="4"/>S-PLS-001003</text:p>
          </table:table-cell>
          <table:table-cell office:value-type="string">
            <text:p><text:s text:c="4"/>RM-A-001003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나의등급</text:p>
          </table:table-cell>
          <table:table-cell table:number-columns-repeated="4"/>
          <table:table-cell office:value-type="string">
            <text:p><text:s text:c="4"/>S-PLS-001004</text:p>
          </table:table-cell>
          <table:table-cell office:value-type="string">
            <text:p><text:s text:c="4"/>RM-A-001004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 table:number-columns-spanned="1" table:number-rows-spanned="2">
            <text:p>찜한 목록 </text:p>
          </table:table-cell>
          <table:table-cell office:value-type="string">
            <text:p>찜한 목록 전체, 부분선택</text:p>
          </table:table-cell>
          <table:table-cell office:value-type="string">
            <text:p>장바구니 담기</text:p>
          </table:table-cell>
          <table:table-cell table:number-columns-repeated="2"/>
          <table:table-cell office:value-type="string">
            <text:p><text:s text:c="4"/>S-PLS-001005</text:p>
          </table:table-cell>
          <table:table-cell office:value-type="string">
            <text:p><text:s text:c="4"/>RM-A-001005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covered-table-cell office:value-type="string">
            <text:p>찜한목록</text:p>
          </table:covered-table-cell>
          <table:table-cell/>
          <table:table-cell office:value-type="string">
            <text:p>선택 상품 삭제</text:p>
          </table:table-cell>
          <table:table-cell table:number-columns-repeated="2"/>
          <table:table-cell office:value-type="string">
            <text:p><text:s text:c="4"/>S-PLS-001005</text:p>
          </table:table-cell>
          <table:table-cell office:value-type="string">
            <text:p><text:s text:c="4"/>RM-A-001005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 table:number-columns-spanned="1" table:number-rows-spanned="2">
            <text:p>배송지/환불계좌</text:p>
          </table:table-cell>
          <table:table-cell office:value-type="string">
            <text:p>환불 계좌 등록, 수정, 삭제</text:p>
          </table:table-cell>
          <table:table-cell table:number-columns-repeated="3"/>
          <table:table-cell office:value-type="string">
            <text:p><text:s text:c="4"/>S-PLS-001006</text:p>
          </table:table-cell>
          <table:table-cell office:value-type="string">
            <text:p><text:s text:c="4"/>RM-A-001006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3"/>
          <table:table-cell office:value-type="string">
            <text:p>기본배송지 등록, 수정, 삭제</text:p>
          </table:table-cell>
          <table:table-cell table:number-columns-repeated="3"/>
          <table:table-cell office:value-type="string">
            <text:p><text:s text:c="4"/>S-PLS-001006</text:p>
          </table:table-cell>
          <table:table-cell office:value-type="string">
            <text:p><text:s text:c="4"/>RM-A-001006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쿠폰</text:p>
          </table:table-cell>
          <table:table-cell office:value-type="string">
            <text:p>쿠폰, 포인트 조회</text:p>
          </table:table-cell>
          <table:table-cell table:number-columns-repeated="3"/>
          <table:table-cell office:value-type="string">
            <text:p><text:s text:c="4"/>S-PLS-001007</text:p>
          </table:table-cell>
          <table:table-cell office:value-type="string">
            <text:p><text:s text:c="4"/>RM-A-001007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나의 피부 타입</text:p>
          </table:table-cell>
          <table:table-cell office:value-type="string">
            <text:p>피부타입 수정</text:p>
          </table:table-cell>
          <table:table-cell table:number-columns-repeated="3"/>
          <table:table-cell office:value-type="string">
            <text:p><text:s text:c="4"/>S-PLS-001009</text:p>
          </table:table-cell>
          <table:table-cell office:value-type="string">
            <text:p><text:s text:c="4"/>RM-A-001009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내가 쓴 리뷰</text:p>
          </table:table-cell>
          <table:table-cell table:number-columns-repeated="4"/>
          <table:table-cell office:value-type="string">
            <text:p><text:s text:c="4"/>S-PLS-001010</text:p>
          </table:table-cell>
          <table:table-cell office:value-type="string">
            <text:p><text:s text:c="4"/>RM-A-001010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1 : 1문의</text:p>
          </table:table-cell>
          <table:table-cell table:number-columns-repeated="4"/>
          <table:table-cell office:value-type="string">
            <text:p><text:s text:c="4"/>S-PLS-001011</text:p>
          </table:table-cell>
          <table:table-cell office:value-type="string">
            <text:p><text:s text:c="4"/>RM-A-001011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/>
          <table:table-cell office:value-type="string" table:number-columns-spanned="1" table:number-rows-spanned="3">
            <text:p>고객센터</text:p>
          </table:table-cell>
          <table:table-cell office:value-type="string">
            <text:p>공지사항</text:p>
          </table:table-cell>
          <table:table-cell office:value-type="string">
            <text:p>공지사항 조회</text:p>
          </table:table-cell>
          <table:table-cell table:number-columns-repeated="3"/>
          <table:table-cell office:value-type="string">
            <text:p><text:s text:c="4"/>S-PLS-001101</text:p>
          </table:table-cell>
          <table:table-cell office:value-type="string">
            <text:p><text:s text:c="4"/>RM-A-001101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FAQ</text:p>
          </table:table-cell>
          <table:table-cell office:value-type="string">
            <text:p>질문조회</text:p>
          </table:table-cell>
          <table:table-cell table:number-columns-repeated="3"/>
          <table:table-cell office:value-type="string">
            <text:p><text:s text:c="4"/>S-PLS-001101</text:p>
          </table:table-cell>
          <table:table-cell office:value-type="string">
            <text:p><text:s text:c="4"/>RM-A-001101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 table:number-columns-repeated="2"/>
          <table:table-cell office:value-type="string">
            <text:p>1:1문의</text:p>
          </table:table-cell>
          <table:table-cell office:value-type="string">
            <text:p>문의 작성, 조회, 수정, 삭제</text:p>
          </table:table-cell>
          <table:table-cell table:number-columns-repeated="3"/>
          <table:table-cell office:value-type="string">
            <text:p><text:s text:c="4"/>S-PLS-001101</text:p>
          </table:table-cell>
          <table:table-cell office:value-type="string">
            <text:p><text:s text:c="4"/>RM-A-001101</text:p>
          </table:table-cell>
          <table:table-cell table:number-columns-repeated="5"/>
          <table:table-cell table:style-name="ce20" table:number-columns-repeated="1010"/>
        </table:table-row>
        <table:table-row table:style-name="ro6">
          <table:covered-table-cell/>
          <table:table-cell office:value-type="string" table:number-columns-spanned="1" table:number-rows-spanned="2">
            <text:p>상품검색</text:p>
          </table:table-cell>
          <table:table-cell office:value-type="string">
            <text:p>검색바 키워드 입력</text:p>
          </table:table-cell>
          <table:table-cell office:value-type="string">
            <text:p>일치하는 상품 선택 </text:p>
          </table:table-cell>
          <table:table-cell table:number-columns-repeated="3"/>
          <table:table-cell office:value-type="string">
            <text:p><text:s text:c="4"/>S-PLS-001201</text:p>
          </table:table-cell>
          <table:table-cell office:value-type="string">
            <text:p><text:s text:c="4"/>RM-A-0012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카테고리 선택 </text:p>
          </table:table-cell>
          <table:table-cell office:value-type="string">
            <text:p>상품 상세페이지 조회</text:p>
          </table:table-cell>
          <table:table-cell table:number-columns-repeated="3"/>
          <table:table-cell office:value-type="string">
            <text:p><text:s text:c="4"/>S-PLS-001202</text:p>
          </table:table-cell>
          <table:table-cell office:value-type="string">
            <text:p><text:s text:c="4"/>RM-A-001202</text:p>
          </table:table-cell>
          <table:table-cell table:number-columns-repeated="1015"/>
        </table:table-row>
        <table:table-row table:style-name="ro6">
          <table:covered-table-cell/>
          <table:table-cell office:value-type="string">
            <text:p>상품리뷰</text:p>
          </table:table-cell>
          <table:table-cell office:value-type="string">
            <text:p>해당 상품 리뷰</text:p>
          </table:table-cell>
          <table:table-cell office:value-type="string">
            <text:p>리뷰 수정, 추가, 삭제</text:p>
          </table:table-cell>
          <table:table-cell table:number-columns-repeated="3"/>
          <table:table-cell office:value-type="string">
            <text:p><text:s text:c="4"/>S-PLS-001301</text:p>
          </table:table-cell>
          <table:table-cell office:value-type="string">
            <text:p><text:s text:c="4"/>RM-A-001301</text:p>
          </table:table-cell>
          <table:table-cell table:number-columns-repeated="1015"/>
        </table:table-row>
        <table:table-row table:style-name="ro6">
          <table:covered-table-cell/>
          <table:table-cell table:style-name="ce11" office:value-type="string" table:number-columns-spanned="1" table:number-rows-spanned="2">
            <text:p>상품주문</text:p>
          </table:table-cell>
          <table:table-cell office:value-type="string">
            <text:p>상품 상세페이지</text:p>
          </table:table-cell>
          <table:table-cell office:value-type="string">
            <text:p><text:s text:c="4"/>즉시구매</text:p>
          </table:table-cell>
          <table:table-cell table:number-columns-repeated="3"/>
          <table:table-cell office:value-type="string">
            <text:p><text:s text:c="4"/>S-PLS-001401</text:p>
          </table:table-cell>
          <table:table-cell office:value-type="string">
            <text:p><text:s text:c="4"/>RM-A-001401</text:p>
          </table:table-cell>
          <table:table-cell table:number-columns-repeated="1015"/>
        </table:table-row>
        <table:table-row table:style-name="ro6">
          <table:covered-table-cell/>
          <table:covered-table-cell table:style-name="ce11"/>
          <table:table-cell office:value-type="string">
            <text:p>장바구니 상품 선택</text:p>
          </table:table-cell>
          <table:table-cell office:value-type="string">
            <text:p><text:s text:c="2"/>구매하기</text:p>
          </table:table-cell>
          <table:table-cell table:number-columns-repeated="3"/>
          <table:table-cell office:value-type="string">
            <text:p><text:s text:c="4"/>S-PLS-001402</text:p>
          </table:table-cell>
          <table:table-cell office:value-type="string">
            <text:p><text:s text:c="4"/>RM-A-001402</text:p>
          </table:table-cell>
          <table:table-cell table:number-columns-repeated="1015"/>
        </table:table-row>
        <table:table-row table:style-name="ro6">
          <table:covered-table-cell/>
          <table:table-cell office:value-type="string" table:number-columns-spanned="1" table:number-rows-spanned="12">
            <text:p>상품결제</text:p>
          </table:table-cell>
          <table:table-cell office:value-type="string">
            <text:p>기존/신규배송선택</text:p>
          </table:table-cell>
          <table:table-cell table:number-columns-repeated="4"/>
          <table:table-cell office:value-type="string">
            <text:p><text:s text:c="4"/>S-PLS-001501</text:p>
          </table:table-cell>
          <table:table-cell office:value-type="string">
            <text:p><text:s text:c="4"/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배송지명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받는이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연락처1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4">
          <table:covered-table-cell table:number-columns-repeated="2"/>
          <table:table-cell office:value-type="string">
            <text:p>연락처2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주소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배송요청사항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상품정보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쿠폰사용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포인트 사용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결제수단선택 **페이/신용카드</text:p>
          </table:table-cell>
          <table:table-cell table:number-columns-repeated="4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>
            <text:p>결제하기</text:p>
          </table:table-cell>
          <table:table-cell office:value-type="string">
            <text:p>카드사결제정보입력</text:p>
          </table:table-cell>
          <table:table-cell office:value-type="string">
            <text:p>결제완료</text:p>
          </table:table-cell>
          <table:table-cell table:number-columns-repeated="2"/>
          <table:table-cell office:value-type="string">
            <text:p>S-PLS-001501</text:p>
          </table:table-cell>
          <table:table-cell office:value-type="string">
            <text:p>RM-A-001501</text:p>
          </table:table-cell>
          <table:table-cell table:number-columns-repeated="1015"/>
        </table:table-row>
        <table:table-row table:style-name="ro6">
          <table:table-cell table:style-name="ce7" office:value-type="string" table:number-columns-spanned="1" table:number-rows-spanned="36">
            <text:p>관리자</text:p>
          </table:table-cell>
          <table:table-cell table:style-name="ce7" office:value-type="string" table:number-columns-spanned="1" table:number-rows-spanned="3">
            <text:p>회원관리</text:p>
          </table:table-cell>
          <table:table-cell table:style-name="ce13" office:value-type="string" table:number-columns-spanned="1" table:number-rows-spanned="3">
            <text:p>고객</text:p>
          </table:table-cell>
          <table:table-cell table:style-name="ce13" office:value-type="string">
            <text:p>고객정보 조회</text:p>
          </table:table-cell>
          <table:table-cell table:number-columns-repeated="3"/>
          <table:table-cell office:value-type="string">
            <text:p>S-PLS-001701</text:p>
          </table:table-cell>
          <table:table-cell office:value-type="string">
            <text:p>RM-A-0017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7"/>
          <table:covered-table-cell table:style-name="ce13"/>
          <table:table-cell table:style-name="ce17" office:value-type="string">
            <text:p><text:span text:style-name="T6">고객정보</text:span><text:span text:style-name="T7"> </text:span><text:span text:style-name="T8">수정</text:span></text:p>
          </table:table-cell>
          <table:table-cell table:number-columns-repeated="3"/>
          <table:table-cell office:value-type="string">
            <text:p>S-PLS-001701</text:p>
          </table:table-cell>
          <table:table-cell office:value-type="string">
            <text:p>RM-A-0017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7"/>
          <table:covered-table-cell table:style-name="ce13"/>
          <table:table-cell table:style-name="ce17" office:value-type="string">
            <text:p><text:span text:style-name="T6">고객정보</text:span><text:span text:style-name="T7"> </text:span><text:span text:style-name="T8">삭제</text:span></text:p>
          </table:table-cell>
          <table:table-cell table:number-columns-repeated="3"/>
          <table:table-cell office:value-type="string">
            <text:p>S-PLS-001701</text:p>
          </table:table-cell>
          <table:table-cell office:value-type="string">
            <text:p>RM-A-001701</text:p>
          </table:table-cell>
          <table:table-cell table:number-columns-repeated="1015"/>
        </table:table-row>
        <table:table-row table:style-name="ro7">
          <table:covered-table-cell table:style-name="ce8"/>
          <table:table-cell table:style-name="ce7" office:value-type="string" table:number-columns-spanned="1" table:number-rows-spanned="2">
            <text:p>상품 리뷰 관리</text:p>
          </table:table-cell>
          <table:table-cell table:style-name="ce13" office:value-type="string" table:number-columns-spanned="1" table:number-rows-spanned="2">
            <text:p>해당 상품 리뷰</text:p>
          </table:table-cell>
          <table:table-cell table:style-name="ce17" office:value-type="string">
            <text:p><text:span text:style-name="T6">리뷰</text:span><text:span text:style-name="T7"> </text:span><text:span text:style-name="T8">조회</text:span></text:p>
          </table:table-cell>
          <table:table-cell table:number-columns-repeated="3"/>
          <table:table-cell office:value-type="string">
            <text:p>S-PLS-001801</text:p>
          </table:table-cell>
          <table:table-cell office:value-type="string">
            <text:p>RM-A-0018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7"/>
          <table:covered-table-cell table:style-name="ce13"/>
          <table:table-cell table:style-name="ce17" office:value-type="string">
            <text:p><text:span text:style-name="T6">리뷰</text:span><text:span text:style-name="T7"> </text:span><text:span text:style-name="T8">삭제</text:span></text:p>
          </table:table-cell>
          <table:table-cell table:number-columns-repeated="3"/>
          <table:table-cell office:value-type="string">
            <text:p>S-PLS-001801</text:p>
          </table:table-cell>
          <table:table-cell office:value-type="string">
            <text:p>RM-A-0018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7" office:value-type="string" table:number-columns-spanned="1" table:number-rows-spanned="8">
            <text:p>고객센터 관리</text:p>
          </table:table-cell>
          <table:table-cell table:style-name="ce13" office:value-type="string" table:number-columns-spanned="1" table:number-rows-spanned="4">
            <text:p>공지사항</text:p>
          </table:table-cell>
          <table:table-cell table:style-name="ce13" office:value-type="string">
            <text:p>게시글 추가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3"/>
          <table:table-cell table:style-name="ce13" office:value-type="string">
            <text:p>게시글 조회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7"/>
          <table:covered-table-cell table:style-name="ce13"/>
          <table:table-cell table:style-name="ce17" office:value-type="string">
            <text:p><text:span text:style-name="T6">게시글</text:span><text:span text:style-name="T7"> </text:span><text:span text:style-name="T8">수정</text:span>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3"/>
          <table:table-cell table:style-name="ce17" office:value-type="string">
            <text:p>게시글 삭제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table-cell table:style-name="ce16" office:value-type="string" table:number-columns-spanned="1" table:number-rows-spanned="4">
            <text:p>FAQ</text:p>
          </table:table-cell>
          <table:table-cell table:style-name="ce13" office:value-type="string">
            <text:p>질문 추가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7"/>
          <table:table-cell table:style-name="ce13" office:value-type="string">
            <text:p>질문 조회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7"/>
          <table:covered-table-cell table:style-name="ce17"/>
          <table:table-cell table:style-name="ce17" office:value-type="string">
            <text:p><text:span text:style-name="T6">질문</text:span><text:span text:style-name="T7"> </text:span><text:span text:style-name="T8">수정</text:span>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7"/>
          <table:covered-table-cell table:style-name="ce17"/>
          <table:table-cell table:style-name="ce17" office:value-type="string">
            <text:p><text:span text:style-name="T6">질문</text:span><text:span text:style-name="T7"> </text:span><text:span text:style-name="T8">삭제</text:span></text:p>
          </table:table-cell>
          <table:table-cell table:number-columns-repeated="3"/>
          <table:table-cell office:value-type="string">
            <text:p>S-PLS-001901</text:p>
          </table:table-cell>
          <table:table-cell office:value-type="string">
            <text:p>RM-A-0019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7" office:value-type="string" table:number-columns-spanned="1" table:number-rows-spanned="4">
            <text:p>물품 관리</text:p>
          </table:table-cell>
          <table:table-cell table:style-name="ce13" office:value-type="string" table:number-columns-spanned="1" table:number-rows-spanned="4">
            <text:p>물품 등록</text:p>
          </table:table-cell>
          <table:table-cell table:style-name="ce13" office:value-type="string">
            <text:p>물품등록</text:p>
          </table:table-cell>
          <table:table-cell table:number-columns-repeated="3"/>
          <table:table-cell office:value-type="string">
            <text:p>S-PLS-002001</text:p>
          </table:table-cell>
          <table:table-cell office:value-type="string">
            <text:p>RM-A-002001</text:p>
          </table:table-cell>
          <table:table-cell table:number-columns-repeated="1015"/>
        </table:table-row>
        <table:table-row table:style-name="ro7">
          <table:covered-table-cell table:number-columns-repeated="2" table:style-name="ce8"/>
          <table:covered-table-cell table:style-name="ce18"/>
          <table:table-cell table:style-name="ce17" office:value-type="string">
            <text:p><text:span text:style-name="T6">등록상품</text:span><text:span text:style-name="T7"> </text:span><text:span text:style-name="T8">조회</text:span></text:p>
          </table:table-cell>
          <table:table-cell table:number-columns-repeated="3"/>
          <table:table-cell office:value-type="string">
            <text:p>S-PLS-002001</text:p>
          </table:table-cell>
          <table:table-cell office:value-type="string">
            <text:p>RM-A-002001</text:p>
          </table:table-cell>
          <table:table-cell table:number-columns-repeated="1015"/>
        </table:table-row>
        <table:table-row table:style-name="ro6">
          <table:covered-table-cell table:number-columns-repeated="2" table:style-name="ce8"/>
          <table:covered-table-cell table:style-name="ce18"/>
          <table:table-cell table:style-name="ce17" office:value-type="string">
            <text:p>상품정보수정</text:p>
          </table:table-cell>
          <table:table-cell table:number-columns-repeated="3"/>
          <table:table-cell office:value-type="string">
            <text:p>S-PLS-002001</text:p>
          </table:table-cell>
          <table:table-cell office:value-type="string">
            <text:p>RM-A-0020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9"/>
          <table:covered-table-cell table:style-name="ce19"/>
          <table:table-cell table:style-name="ce17" office:value-type="string">
            <text:p><text:span text:style-name="T6">등록상품</text:span><text:span text:style-name="T7"> </text:span><text:span text:style-name="T8">삭제</text:span></text:p>
          </table:table-cell>
          <table:table-cell table:number-columns-repeated="3"/>
          <table:table-cell office:value-type="string">
            <text:p>S-PLS-002001</text:p>
          </table:table-cell>
          <table:table-cell office:value-type="string">
            <text:p>RM-A-0020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7" office:value-type="string" table:number-columns-spanned="1" table:number-rows-spanned="2">
            <text:p>쿠폰 관리</text:p>
          </table:table-cell>
          <table:table-cell table:style-name="ce13" office:value-type="string" table:number-columns-spanned="1" table:number-rows-spanned="2">
            <text:p>회원정보조회</text:p>
          </table:table-cell>
          <table:table-cell table:style-name="ce13" office:value-type="string">
            <text:p>할인 쿠폰 생성</text:p>
          </table:table-cell>
          <table:table-cell table:number-columns-repeated="3"/>
          <table:table-cell office:value-type="string">
            <text:p>S-PLS-002101</text:p>
          </table:table-cell>
          <table:table-cell office:value-type="string">
            <text:p>RM-A-0021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3"/>
          <table:table-cell table:style-name="ce16" office:value-type="string">
            <text:p><text:span text:style-name="T3">할인</text:span><text:span text:style-name="T4"> </text:span><text:span text:style-name="T5">쿠폰</text:span><text:span text:style-name="T4"> </text:span><text:span text:style-name="T5">발급</text:span></text:p>
          </table:table-cell>
          <table:table-cell table:number-columns-repeated="3"/>
          <table:table-cell office:value-type="string">
            <text:p>S-PLS-002101</text:p>
          </table:table-cell>
          <table:table-cell office:value-type="string">
            <text:p>RM-A-0021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7" office:value-type="string">
            <text:p>등급 관리</text:p>
          </table:table-cell>
          <table:table-cell table:style-name="ce13" office:value-type="string">
            <text:p>회원정보조회</text:p>
          </table:table-cell>
          <table:table-cell table:style-name="ce17" office:value-type="string">
            <text:p>등급생성</text:p>
          </table:table-cell>
          <table:table-cell table:number-columns-repeated="3"/>
          <table:table-cell office:value-type="string">
            <text:p>S-PLS-002101</text:p>
          </table:table-cell>
          <table:table-cell office:value-type="string">
            <text:p>RM-A-002101</text:p>
          </table:table-cell>
          <table:table-cell table:number-columns-repeated="1015"/>
        </table:table-row>
        <table:table-row table:style-name="ro8">
          <table:covered-table-cell table:style-name="ce8"/>
          <table:table-cell table:style-name="ce7" office:value-type="string">
            <text:p>상품 주문</text:p>
          </table:table-cell>
          <table:table-cell table:style-name="ce16" office:value-type="string">
            <text:p><text:span text:style-name="T3">고객</text:span><text:span text:style-name="T4"> </text:span></text:p>
            <text:p><text:span text:style-name="T5">주문사항</text:span><text:span text:style-name="T4"> </text:span><text:span text:style-name="T5">관리</text:span></text:p>
          </table:table-cell>
          <table:table-cell table:style-name="ce17"/>
          <table:table-cell table:number-columns-repeated="3"/>
          <table:table-cell office:value-type="string">
            <text:p>S-PLS-002201</text:p>
          </table:table-cell>
          <table:table-cell office:value-type="string">
            <text:p>RM-A-0022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12" office:value-type="string">
            <text:p>환불</text:p>
          </table:table-cell>
          <table:table-cell table:style-name="ce13" office:value-type="string">
            <text:p>환불요청조회</text:p>
          </table:table-cell>
          <table:table-cell table:style-name="ce13" office:value-type="string">
            <text:p>포인트환불</text:p>
          </table:table-cell>
          <table:table-cell table:number-columns-repeated="3"/>
          <table:table-cell office:value-type="string">
            <text:p>S-PLS-002301</text:p>
          </table:table-cell>
          <table:table-cell office:value-type="string">
            <text:p>RM-A-0023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12" office:value-type="string">
            <text:p>상품 리뷰</text:p>
          </table:table-cell>
          <table:table-cell table:style-name="ce13" office:value-type="string">
            <text:p>해당 상품 리뷰</text:p>
          </table:table-cell>
          <table:table-cell table:style-name="ce13" office:value-type="string">
            <text:p>리뷰 조회</text:p>
          </table:table-cell>
          <table:table-cell table:number-columns-repeated="3"/>
          <table:table-cell office:value-type="string">
            <text:p>S-PLS-002401</text:p>
          </table:table-cell>
          <table:table-cell office:value-type="string">
            <text:p>RM-A-0024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7" office:value-type="string" table:number-columns-spanned="1" table:number-rows-spanned="6">
            <text:p>1:1문의 게시판</text:p>
          </table:table-cell>
          <table:table-cell table:style-name="ce13" office:value-type="string">
            <text:p>배송문의 게시판</text:p>
          </table:table-cell>
          <table:table-cell table:style-name="ce13" office:value-type="string">
            <text:p>게시글 조회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table-cell table:style-name="ce13" office:value-type="string">
            <text:p>상품문의 게시판</text:p>
          </table:table-cell>
          <table:table-cell table:style-name="ce13" office:value-type="string">
            <text:p>게시글 조회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table-cell table:style-name="ce13" office:value-type="string" table:number-columns-spanned="1" table:number-rows-spanned="4">
            <text:p>문의 게시판 댓글</text:p>
          </table:table-cell>
          <table:table-cell table:style-name="ce13" office:value-type="string">
            <text:p>댓글 추가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3"/>
          <table:table-cell table:style-name="ce13" office:value-type="string">
            <text:p>댓글 조회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3"/>
          <table:table-cell table:style-name="ce13" office:value-type="string">
            <text:p>댓글 수정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covered-table-cell table:style-name="ce13"/>
          <table:table-cell table:style-name="ce13" office:value-type="string">
            <text:p>댓글 삭제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7">
          <table:covered-table-cell table:style-name="ce8"/>
          <table:table-cell table:style-name="ce13" office:value-type="string" table:number-columns-spanned="1" table:number-rows-spanned="3">
            <text:p>고객센터 </text:p>
          </table:table-cell>
          <table:table-cell table:style-name="ce13" office:value-type="string">
            <text:p>공지사항</text:p>
          </table:table-cell>
          <table:table-cell table:style-name="ce17" office:value-type="string">
            <text:p><text:span text:style-name="T6">게시글</text:span><text:span text:style-name="T7"> </text:span><text:span text:style-name="T8">조회</text:span>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13"/>
          <table:table-cell table:style-name="ce13" office:value-type="string">
            <text:p>FAQ</text:p>
          </table:table-cell>
          <table:table-cell table:style-name="ce17" office:value-type="string">
            <text:p>자주묻는질문 조회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7">
          <table:covered-table-cell table:style-name="ce8"/>
          <table:covered-table-cell table:style-name="ce13"/>
          <table:table-cell table:style-name="ce17" office:value-type="string">
            <text:p>1:1문의</text:p>
          </table:table-cell>
          <table:table-cell table:style-name="ce16" office:value-type="string">
            <text:p><text:span text:style-name="T6">질문</text:span><text:span text:style-name="T7"> </text:span><text:span text:style-name="T8">조회</text:span><text:span text:style-name="T8">, </text:span><text:span text:style-name="T8">답변작성</text:span></text:p>
          </table:table-cell>
          <table:table-cell table:number-columns-repeated="3"/>
          <table:table-cell office:value-type="string">
            <text:p>S-PLS-002501</text:p>
          </table:table-cell>
          <table:table-cell office:value-type="string">
            <text:p>RM-A-002501</text:p>
          </table:table-cell>
          <table:table-cell table:number-columns-repeated="1015"/>
        </table:table-row>
        <table:table-row table:style-name="ro7">
          <table:covered-table-cell table:style-name="ce8"/>
          <table:table-cell table:style-name="ce12" office:value-type="string">
            <text:p>상품</text:p>
          </table:table-cell>
          <table:table-cell table:style-name="ce17" office:value-type="string">
            <text:p><text:span text:style-name="T6">상품</text:span><text:span text:style-name="T7"> </text:span><text:span text:style-name="T8">카테고리</text:span></text:p>
          </table:table-cell>
          <table:table-cell table:style-name="ce17" office:value-type="string">
            <text:p><text:span text:style-name="T6">카테고리</text:span><text:span text:style-name="T7"> </text:span><text:span text:style-name="T8">조회</text:span></text:p>
          </table:table-cell>
          <table:table-cell table:number-columns-repeated="3"/>
          <table:table-cell office:value-type="string">
            <text:p>S-PLS-002601</text:p>
          </table:table-cell>
          <table:table-cell office:value-type="string">
            <text:p>RM-A-002601</text:p>
          </table:table-cell>
          <table:table-cell table:number-columns-repeated="1015"/>
        </table:table-row>
        <table:table-row table:style-name="ro6">
          <table:covered-table-cell table:style-name="ce8"/>
          <table:table-cell table:style-name="ce7" office:value-type="string" table:number-columns-spanned="1" table:number-rows-spanned="2">
            <text:p>배송관리</text:p>
          </table:table-cell>
          <table:table-cell table:style-name="ce13" office:value-type="string">
            <text:p>배송사항 조회</text:p>
          </table:table-cell>
          <table:table-cell table:style-name="ce13"/>
          <table:table-cell table:number-columns-repeated="3"/>
          <table:table-cell office:value-type="string">
            <text:p>S-PLS-002701</text:p>
          </table:table-cell>
          <table:table-cell office:value-type="string">
            <text:p>RM-A-002701</text:p>
          </table:table-cell>
          <table:table-cell table:number-columns-repeated="1015"/>
        </table:table-row>
        <table:table-row table:style-name="ro6">
          <table:covered-table-cell table:style-name="ce8"/>
          <table:covered-table-cell table:style-name="ce7"/>
          <table:table-cell table:style-name="ce13" office:value-type="string">
            <text:p>배송현황 업데이트</text:p>
          </table:table-cell>
          <table:table-cell table:style-name="ce13"/>
          <table:table-cell table:number-columns-repeated="3"/>
          <table:table-cell office:value-type="string">
            <text:p>S-PLS-002701</text:p>
          </table:table-cell>
          <table:table-cell office:value-type="string">
            <text:p>RM-A-002701</text:p>
          </table:table-cell>
          <table:table-cell table:number-columns-repeated="1015"/>
        </table:table-row>
        <table:table-row table:style-name="ro8">
          <table:covered-table-cell table:style-name="ce9"/>
          <table:table-cell table:style-name="ce12" office:value-type="string">
            <text:p>매출현황</text:p>
          </table:table-cell>
          <table:table-cell table:style-name="ce13" office:value-type="string">
            <text:p>총 매출/ 상품별 매출 그래프 관리</text:p>
          </table:table-cell>
          <table:table-cell table:style-name="ce13" office:value-type="string">
            <text:p>랭킹반영</text:p>
          </table:table-cell>
          <table:table-cell table:number-columns-repeated="3"/>
          <table:table-cell office:value-type="string">
            <text:p>S-PLS-002801</text:p>
          </table:table-cell>
          <table:table-cell office:value-type="string">
            <text:p>RM-A-002801</text:p>
          </table:table-cell>
          <table:table-cell table:number-columns-repeated="1015"/>
        </table:table-row>
      </table:table>
      <table:table table:name="시트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돋움" svg:font-family="돋움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1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3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8">2024-01-08</text:date>, <text:time>12:12:2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경선 민</meta:initial-creator>
    <meta:creation-date>2024-01-05T15:47:49.93</meta:creation-date>
    <dc:date>2024-01-08T12:12:20.20</dc:date>
    <dc:creator>경선 민</dc:creator>
    <meta:editing-duration>PT57M15S</meta:editing-duration>
    <meta:editing-cycles>25</meta:editing-cycles>
    <meta:generator>OpenOffice/4.1.14$Win32 OpenOffice.org_project/4114m1$Build-9811</meta:generator>
    <meta:document-statistic meta:table-count="3" meta:cell-count="382" meta:object-count="0"/>
  </office:meta>
</office:document-meta>
</file>